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</office:automatic-styles>
  <office:body>
    <office:text>
      <text:h text:style-name="Heading_20_1" text:outline-level="1">Täytä venäjänkielinen substantiivi sopivassa muodossa</text:h>
      <text:list text:style-name="L1">
        <text:list-item>
          <text:p text:style-name="P1">А на картине нарисовано…, мы видим канал, покрытый __________________________________ (jää)</text:p>
        </text:list-item>
        <text:list-item>
          <text:p text:style-name="P1">У Алексея глаза медленно полезли на __________________________________ (otsa)</text:p>
        </text:list-item>
        <text:list-item>
          <text:p text:style-name="P1">...первый заместитель министра иностранных дел России В. В. Лощинин принял __________________________________ (suurlähettiläs) Грузии в России К. Ш. Кемулария по его просьбе.</text:p>
        </text:list-item>
        <text:list-item>
          <text:p text:style-name="P1">Студентке наложили __________________________________ (tikki(mon.)) и отправили домой.</text:p>
        </text:list-item>
        <text:list-item>
          <text:p text:style-name="P1">Недавно ехала в парижском метро и видела, как девушка подпиливает себе __________________________________ (kynsi, mon.)</text:p>
        </text:list-item>
        <text:list-item>
          <text:p text:style-name="P1">Но настоящие __________________________________ (leijona,mon.) о детёнышах почти не заботятся, а при случае могут их даже съесть.</text:p>
        </text:list-item>
        <text:list-item>
          <text:p text:style-name="P1">Кроме того, __________________________________ (unessa) организм животного резко снижал расход энергии.</text:p>
        </text:list-item>
        <text:list-item>
          <text:p text:style-name="P1">Если не помогает этот приём, попробуйте стукнуть __________________________________ (otsa) о клавиатуру</text:p>
        </text:list-item>
        <text:list-item>
          <text:p text:style-name="P1">Чтобы было столько детей, Сколько… на болоте __________________________________ (kanto (пень), mon.)</text:p>
        </text:list-item>
        <text:list-item>
          <text:p text:style-name="P1">Но я иногда чувствую себя «меж двух __________________________________ (tuli) ».</text:p>
        </text:list-item>
        <text:list-item>
          <text:p text:style-name="P1">Если принять остроту зрения __________________________________ (kotka) за 100 процентов, то зрение человека составляет всего 52 процента от орлиного зрения</text:p>
        </text:list-item>
        <text:list-item>
          <text:p text:style-name="P1">Величины pH меньше 4 выдерживают лишь __________________________________ (sammal(мох), monikko) , вереск, багульник, то есть растения верховых болот или песчаных подзолов</text:p>
        </text:list-item>
        <text:list-item>
          <text:p text:style-name="P1">Дело в другом ― в исторических __________________________________ (juuri) наших отношений</text:p>
        </text:list-item>
        <text:list-item>
          <text:p text:style-name="P1">Любовь Полищук тоже увлекалась мальчишескими играми, а лет в 16 постриглась так, что прохожие оборачивались: почти налысо, только на __________________________________ (ohimo, mon.) и сзади оставила по нескольку прядей.</text:p>
        </text:list-item>
      </text:list>
      <text:h text:style-name="Heading_20_1" text:outline-level="1">Täytä venäjänkielinen substantiivi monikon nominatiivissa</text:h>
      <text:list text:style-name="L2">
        <text:list-item>
          <text:p text:style-name="P2">Новые __________________________________ (talo) соответствуют идеологическим и эстетическим требованиям времени</text:p>
        </text:list-item>
        <text:list-item>
          <text:p text:style-name="P2">Вот какие __________________________________ (ihme) бывают в Африке.</text:p>
        </text:list-item>
        <text:list-item>
          <text:p text:style-name="P2">Такие __________________________________ (keskustelu) могли вызвать если не бунт, то уж точно потерю авторитета</text:p>
        </text:list-item>
        <text:list-item>
          <text:p text:style-name="P2">Как раз там, в местах, которые он курировал, были созданы __________________________________ (leiri) массового уничтожения</text:p>
        </text:list-item>
        <text:list-item>
          <text:p text:style-name="P2">К началу июня были готовы иностранные __________________________________ (viisumi) .</text:p>
        </text:list-item>
        <text:list-item>
          <text:p text:style-name="P2">Уже переведены __________________________________ (nide/osa) о готике и барокко</text:p>
        </text:list-item>
        <text:list-item>
          <text:p text:style-name="P2">__________________________________ (silmä) шимпанзе, как и других человекообразных обезьян, на наш взгляд, выглядят странно.</text:p>
        </text:list-item>
        <text:list-item>
          <text:p text:style-name="P2">Белые гладкие __________________________________ (kukkula) лежали перед их слезящимися глазами</text:p>
        </text:list-item>
        <text:list-item>
          <text:p text:style-name="P2">Суровые, безлюдные __________________________________ (ranta) нас не радовали.</text:p>
        </text:list-item>
        <text:list-item>
          <text:p text:style-name="P2">Задерживать сдачу работ без предупреждения не рекомендуется, но к уважительным причинам __________________________________ (professori) относятся уважительно</text:p>
        </text:list-item>
        <text:list-item>
          <text:p text:style-name="P2">Метро-то закрыто. __________________________________ (bussi) не ходя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